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Gillsans" svg:font-family="Gillsans" style:font-family-generic="swiss"/>
    <style:font-face style:name="Lato" svg:font-family="Lato, proxima-nova, 'Helvetica Neue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Courier, monospace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6.9271in" fo:margin-left="0in" style:page-number="auto" table:align="left"/>
    </style:style>
    <style:style style:name="Table1.A" style:family="table-column">
      <style:table-column-properties style:column-width="4.125in"/>
    </style:style>
    <style:style style:name="Table1.B" style:family="table-column">
      <style:table-column-properties style:column-width="2.8021in"/>
    </style:style>
    <style:style style:name="Table1.A1" style:family="table-cell">
      <style:table-cell-properties fo:padding="0.0382in" fo:border="0.5pt solid #000000" style:writing-mode="lr-tb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1.A4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Table1.A5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P1" style:family="paragraph" style:parent-style-name="Table_20_Contents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style:font-name="FreeMono"/>
    </style:style>
    <style:style style:name="P4" style:family="paragraph" style:parent-style-name="Table_20_Contents">
      <style:text-properties style:font-name="FreeMono" fo:font-weight="bold" style:font-weight-asian="bold" style:font-weight-complex="bold"/>
    </style:style>
    <style:style style:name="P5" style:family="paragraph" style:parent-style-name="Table_20_Contents">
      <style:text-properties style:font-name="Gillsans" officeooo:rsid="000cd793" officeooo:paragraph-rsid="000e98b1"/>
    </style:style>
    <style:style style:name="P6" style:family="paragraph" style:parent-style-name="Table_20_Contents">
      <style:text-properties style:font-name="FreeMono" fo:font-weight="bold" style:font-weight-asian="bold" style:font-weight-complex="bold"/>
    </style:style>
    <style:style style:name="P7" style:family="paragraph" style:parent-style-name="Table_20_Contents">
      <style:text-properties style:font-name="FreeMono" fo:font-weight="bold" officeooo:rsid="001056b2" officeooo:paragraph-rsid="001056b2" style:font-weight-asian="bold" style:font-weight-complex="bold"/>
    </style:style>
    <style:style style:name="P8" style:family="paragraph" style:parent-style-name="Table_20_Contents">
      <style:text-properties style:font-name="FreeMono" fo:font-weight="bold" officeooo:rsid="001056b2" officeooo:paragraph-rsid="0010ee6a" style:font-weight-asian="bold" style:font-weight-complex="bold"/>
    </style:style>
    <style:style style:name="P9" style:family="paragraph" style:parent-style-name="Table_20_Contents">
      <style:text-properties style:font-name="FreeMono" fo:font-weight="bold" officeooo:rsid="0010ee6a" officeooo:paragraph-rsid="0010ee6a" style:font-weight-asian="bold" style:font-weight-complex="bold"/>
    </style:style>
    <style:style style:name="P10" style:family="paragraph" style:parent-style-name="Table_20_Contents">
      <style:text-properties style:font-name="FreeMono" fo:font-weight="bold" officeooo:rsid="0016fcf0" officeooo:paragraph-rsid="0016fcf0" style:font-weight-asian="bold" style:font-weight-complex="bold"/>
    </style:style>
    <style:style style:name="P11" style:family="paragraph" style:parent-style-name="Table_20_Contents">
      <style:text-properties style:font-name="FreeMono" fo:font-weight="bold" officeooo:rsid="0016fcf0" officeooo:paragraph-rsid="00173578" style:font-weight-asian="bold" style:font-weight-complex="bold"/>
    </style:style>
    <style:style style:name="P12" style:family="paragraph" style:parent-style-name="Table_20_Contents">
      <style:text-properties style:font-name="FreeMono" fo:font-weight="bold" officeooo:rsid="0016fcf0" officeooo:paragraph-rsid="00178f39" style:font-weight-asian="bold" style:font-weight-complex="bold"/>
    </style:style>
    <style:style style:name="P13" style:family="paragraph" style:parent-style-name="Table_20_Contents">
      <style:text-properties style:font-name="FreeMono" fo:font-weight="bold" officeooo:rsid="0019dba3" officeooo:paragraph-rsid="0019dba3" style:font-weight-asian="bold" style:font-weight-complex="bold"/>
    </style:style>
    <style:style style:name="P14" style:family="paragraph" style:parent-style-name="Table_20_Contents">
      <style:text-properties style:font-name="FreeMono" fo:font-weight="bold" officeooo:rsid="002070ec" officeooo:paragraph-rsid="002070ec" style:font-weight-asian="bold" style:font-weight-complex="bold"/>
    </style:style>
    <style:style style:name="P15" style:family="paragraph" style:parent-style-name="Table_20_Contents">
      <style:text-properties style:font-name="FreeMono" fo:font-weight="bold" officeooo:paragraph-rsid="00296d74" style:font-weight-asian="bold" style:font-weight-complex="bold"/>
    </style:style>
    <style:style style:name="P16" style:family="paragraph" style:parent-style-name="Table_20_Contents">
      <style:text-properties style:font-name="FreeMono" fo:font-weight="bold" officeooo:paragraph-rsid="00298dfb" style:font-weight-asian="bold" style:font-weight-complex="bold"/>
    </style:style>
    <style:style style:name="P17" style:family="paragraph" style:parent-style-name="Table_20_Contents">
      <style:text-properties style:font-name="FreeMono" style:text-underline-style="solid" style:text-underline-width="auto" style:text-underline-color="font-color" fo:font-weight="bold" officeooo:rsid="0016fcf0" officeooo:paragraph-rsid="0016fcf0" style:font-weight-asian="bold" style:font-weight-complex="bold"/>
    </style:style>
    <style:style style:name="P18" style:family="paragraph" style:parent-style-name="Table_20_Contents">
      <style:text-properties style:font-name="FreeMono" style:text-underline-style="solid" style:text-underline-width="auto" style:text-underline-color="font-color" fo:font-weight="bold" officeooo:rsid="000cd793" officeooo:paragraph-rsid="000cd793" style:font-weight-asian="bold" style:font-weight-complex="bold"/>
    </style:style>
    <style:style style:name="P19" style:family="paragraph" style:parent-style-name="Table_20_Contents">
      <style:text-properties style:font-name="Gillsans"/>
    </style:style>
    <style:style style:name="P20" style:family="paragraph" style:parent-style-name="Table_20_Contents">
      <style:text-properties style:font-name="Gillsans" officeooo:rsid="0010ee6a" officeooo:paragraph-rsid="0010ee6a"/>
    </style:style>
    <style:style style:name="P21" style:family="paragraph" style:parent-style-name="Table_20_Contents">
      <style:text-properties style:font-name="Gillsans" fo:font-size="10pt" officeooo:rsid="00173578" officeooo:paragraph-rsid="00173578" style:font-size-asian="10pt" style:font-size-complex="10pt"/>
    </style:style>
    <style:style style:name="P22" style:family="paragraph" style:parent-style-name="Table_20_Contents">
      <style:text-properties style:font-name="Gillsans" fo:font-size="10pt" officeooo:rsid="00173578" officeooo:paragraph-rsid="001b8fde" style:font-size-asian="10pt" style:font-size-complex="10pt"/>
    </style:style>
    <style:style style:name="P23" style:family="paragraph" style:parent-style-name="Table_20_Contents">
      <style:text-properties style:font-name="Gillsans" fo:font-size="10pt" officeooo:rsid="00178f39" officeooo:paragraph-rsid="00178f39" style:font-size-asian="10pt" style:font-size-complex="10pt"/>
    </style:style>
    <style:style style:name="P24" style:family="paragraph" style:parent-style-name="Table_20_Contents">
      <style:text-properties style:font-name="Gillsans" fo:font-size="10pt" officeooo:rsid="00180438" officeooo:paragraph-rsid="00180438" style:font-size-asian="10pt" style:font-size-complex="10pt"/>
    </style:style>
    <style:style style:name="P25" style:family="paragraph" style:parent-style-name="Table_20_Contents">
      <style:text-properties style:font-name="Gillsans" fo:font-size="10pt" officeooo:rsid="0019dba3" officeooo:paragraph-rsid="0019dba3" style:font-size-asian="10pt" style:font-size-complex="10pt"/>
    </style:style>
    <style:style style:name="P26" style:family="paragraph" style:parent-style-name="Table_20_Contents">
      <style:text-properties style:font-name="Gillsans" officeooo:paragraph-rsid="001e0e74"/>
    </style:style>
    <style:style style:name="P27" style:family="paragraph" style:parent-style-name="Table_20_Contents">
      <style:paragraph-properties fo:text-align="center" style:justify-single-word="false"/>
      <style:text-properties style:font-name="FreeMono" fo:font-weight="bol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FreeMono" fo:font-weight="bold" officeooo:rsid="001056b2" officeooo:paragraph-rsid="001475ad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FreeMono" fo:font-weight="bold" officeooo:rsid="001056b2" officeooo:paragraph-rsid="00210dac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FreeMono" fo:font-weight="normal" style:font-weight-asian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FreeMono" fo:font-weight="normal" officeooo:rsid="001056b2" officeooo:paragraph-rsid="00210dac" style:font-weight-asian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FreeMono" fo:font-weight="normal" officeooo:rsid="0025c5b1" officeooo:paragraph-rsid="0025c5b1" style:font-weight-asian="normal" style:font-weight-complex="normal"/>
    </style:style>
    <style:style style:name="P33" style:family="paragraph" style:parent-style-name="Table_20_Contents" style:list-style-name="L1">
      <style:paragraph-properties fo:text-align="start" style:justify-single-word="false"/>
      <style:text-properties style:font-name="FreeMono" fo:font-weight="normal" officeooo:rsid="0025c5b1" officeooo:paragraph-rsid="0025c5b1" style:font-weight-asian="normal" style:font-weight-complex="normal"/>
    </style:style>
    <style:style style:name="P34" style:family="paragraph" style:parent-style-name="Table_20_Contents">
      <style:text-properties officeooo:paragraph-rsid="00296d74"/>
    </style:style>
    <style:style style:name="P35" style:family="paragraph" style:parent-style-name="Table_20_Contents">
      <style:text-properties officeooo:paragraph-rsid="0029e7da"/>
    </style:style>
    <style:style style:name="T1" style:family="text">
      <style:text-properties style:font-name="Gillsans"/>
    </style:style>
    <style:style style:name="T2" style:family="text">
      <style:text-properties style:font-name="FreeMono" fo:font-weight="bold" style:font-weight-asian="bold" style:font-weight-complex="bold"/>
    </style:style>
    <style:style style:name="T3" style:family="text">
      <style:text-properties style:font-name="FreeMono" fo:font-weight="bold" officeooo:rsid="001e0e74" style:font-weight-asian="bold" style:font-weight-complex="bold"/>
    </style:style>
    <style:style style:name="T4" style:family="text">
      <style:text-properties officeooo:rsid="000e98b1"/>
    </style:style>
    <style:style style:name="T5" style:family="text">
      <style:text-properties officeooo:rsid="0010ee6a"/>
    </style:style>
    <style:style style:name="T6" style:family="text">
      <style:text-properties officeooo:rsid="0012a8e7"/>
    </style:style>
    <style:style style:name="T7" style:family="text">
      <style:text-properties officeooo:rsid="0012c0ac"/>
    </style:style>
    <style:style style:name="T8" style:family="text">
      <style:text-properties officeooo:rsid="001475ad"/>
    </style:style>
    <style:style style:name="T9" style:family="text">
      <style:text-properties officeooo:rsid="00173578"/>
    </style:style>
    <style:style style:name="T10" style:family="text">
      <style:text-properties officeooo:rsid="00178f39"/>
    </style:style>
    <style:style style:name="T11" style:family="text">
      <style:text-properties officeooo:rsid="001b8fde"/>
    </style:style>
    <style:style style:name="T12" style:family="text">
      <style:text-properties officeooo:rsid="001e0e74"/>
    </style:style>
    <style:style style:name="T13" style:family="text">
      <style:text-properties officeooo:rsid="002070ec"/>
    </style:style>
    <style:style style:name="T14" style:family="text">
      <style:text-properties officeooo:rsid="00210da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278159"/>
    </style:style>
    <style:style style:name="T17" style:family="text">
      <style:text-properties officeooo:rsid="00296d74"/>
    </style:style>
    <style:style style:name="T18" style:family="text">
      <style:text-properties style:font-name="Gillsans" fo:font-weight="bold" officeooo:rsid="00296d74" style:font-weight-asian="bold" style:font-weight-complex="bold"/>
    </style:style>
    <style:style style:name="T19" style:family="text">
      <style:text-properties style:font-name="Gillsans" fo:font-weight="bold" officeooo:rsid="0029e7da" style:font-weight-asian="bold" style:font-weight-complex="bold"/>
    </style:style>
    <style:style style:name="T20" style:family="text">
      <style:text-properties style:font-name="Gillsans" fo:font-weight="normal" officeooo:rsid="00296d74" style:font-weight-asian="normal" style:font-weight-complex="normal"/>
    </style:style>
    <style:style style:name="T21" style:family="text">
      <style:text-properties style:font-name="Gillsans" fo:font-weight="normal" officeooo:rsid="0029e7da" style:font-weight-asian="normal" style:font-weight-complex="normal"/>
    </style:style>
    <style:style style:name="T22" style:family="text">
      <style:text-properties style:font-name="Gillsans" officeooo:rsid="0029e7da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">ROS2 Commands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2">Additional Packages to install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3">sudo apt update &amp;&amp; sudo apt install ros-dev-tools</text:p>
            <text:p text:style-name="P3">sudo apt-get install ros-humble-joint-state-publisher-gui</text:p>
            <text:p text:style-name="P3">sudo apt-get install ros-humble-xacro</text:p>
            <text:p text:style-name="P3">sudo apt-get install ros-humble-gazebo-ros</text:p>
            <text:p text:style-name="P3">sudo apt-get install ros-humble-gazebo-ros2-control</text:p>
            <text:p text:style-name="P3">sudo apt-get install ros-humble-ros2-control</text:p>
            <text:p text:style-name="P3">sudo apt-get install ros-humble-ros2-controllers</text:p>
            <text:p text:style-name="P3">sudo apt-get install ros-humble-moveit</text:p>
            <text:p text:style-name="P3">sudo apt-get install ros-humble-urdf-tutorial</text:p>
            <text:p text:style-name="P3">sudo apt-get install libserial-dev</text:p>
            <text:p text:style-name="P3">sudo apt-get install python3-pip</text:p>
            <text:p text:style-name="P3">pip install pyserial</text:p>
            <text:p text:style-name="P3">pip3 list | grep setuptools</text:p>
            <text:p text:style-name="P3">pip3 install setuptools==58.2.0</text:p>
            <text:p text:style-name="P3">pip install flask</text:p>
            <text:p text:style-name="P3">pip install flask-ask-sdk</text:p>
            <text:p text:style-name="P3">pip install ask-sdk</text:p>
          </table:table-cell>
          <table:covered-table-cell/>
        </table:table-row>
        <table:table-row>
          <table:table-cell table:style-name="Table1.A4" office:value-type="string">
            <text:p text:style-name="P18">VS Code Extensions</text:p>
          </table:table-cell>
          <table:table-cell table:style-name="Table1.A1" office:value-type="string">
            <text:p text:style-name="P5">C/C++, CMake, CMake Tools, Python, XML, ROS, <text:span text:style-name="T4">URDF</text:span></text:p>
          </table:table-cell>
        </table:table-row>
        <table:table-row>
          <table:table-cell table:style-name="Table1.A5" office:value-type="string">
            <text:p text:style-name="P17">Important sudo commands</text:p>
            <text:p text:style-name="P10">sudo apt-get update -y</text:p>
            <text:p text:style-name="P10">sudo apt-get upgrade -y</text:p>
            <text:p text:style-name="P10">sudo apt-get install &lt;pkg_name&gt;</text:p>
            <text:p text:style-name="P12">sudo apt-get install &lt;pkg&gt;<text:span text:style-name="T10">=&lt;version&gt;</text:span></text:p>
            <text:p text:style-name="P10">sudo apt-get install &lt;*pkg_name*&gt;</text:p>
            <text:p text:style-name="P10">sudo apt-get autoclean</text:p>
            <text:p text:style-name="P11">sudo apt-get <text:span text:style-name="T9">check</text:span></text:p>
            <text:p text:style-name="P13">sudo apt-get help</text:p>
          </table:table-cell>
          <table:table-cell table:style-name="Table1.A2" office:value-type="string">
            <text:p text:style-name="P21">Advanced Packaging Tool (APT)</text:p>
            <text:p text:style-name="P21"/>
            <text:p text:style-name="P21"/>
            <text:p text:style-name="P21"><text:span text:style-name="T11">I</text:span>nstall<text:span text:style-name="T11">s a</text:span> specific package</text:p>
            <text:p text:style-name="P22"><text:span text:style-name="T11">I</text:span>nstall<text:span text:style-name="T11">s</text:span> <text:span text:style-name="T11">a </text:span>specific <text:span text:style-name="T10">version of a </text:span>package</text:p>
            <text:p text:style-name="P22"><text:span text:style-name="T11">I</text:span>nstall<text:span text:style-name="T11">s</text:span> all packages with spec. key</text:p>
            <text:p text:style-name="P23"><text:span text:style-name="T11">C</text:span>lean<text:span text:style-name="T11">s</text:span> retrieved files from local repo</text:p>
            <text:p text:style-name="P24">Diagnostic tool to check dependencies</text:p>
            <text:p text:style-name="P25">Displays built-in help</text:p>
          </table:table-cell>
        </table:table-row>
        <table:table-row>
          <table:table-cell table:style-name="Table1.A2" table:number-columns-spanned="2" office:value-type="string">
            <text:p text:style-name="P27">Workspace Creation</text:p>
            <text:p text:style-name="P30">Any ROS project begins with making a workspace. In this workspace, you will put all the things related to this particular project.</text:p>
          </table:table-cell>
          <table:covered-table-cell/>
        </table:table-row>
        <table:table-row>
          <table:table-cell table:style-name="Table1.A5" office:value-type="string">
            <text:p text:style-name="P4">mkdir -p ~/&lt;ws_name&gt;/src</text:p>
            <text:p text:style-name="P4"/>
            <text:p text:style-name="P4">cd ~/&lt;ws_name&gt;/</text:p>
            <text:p text:style-name="P4"/>
            <text:p text:style-name="P4">colcon build</text:p>
          </table:table-cell>
          <table:table-cell table:style-name="Table1.A2" office:value-type="string">
            <text:p text:style-name="P26">To create a new workspace and build it. <text:span text:style-name="T12">The ‘</text:span><text:span text:style-name="T3">colcon build</text:span><text:span text:style-name="T12">’ should always be done from the root of the workspace</text:span></text:p>
          </table:table-cell>
        </table:table-row>
        <table:table-row>
          <table:table-cell table:style-name="Table1.A5" office:value-type="string">
            <text:p text:style-name="P8">cd ~/&lt;ws_name&gt;/</text:p>
            <text:p text:style-name="P8"/>
            <text:p text:style-name="P7">rm -r b<text:span text:style-name="T5">u</text:span>ild/ install/ log/</text:p>
            <text:p text:style-name="P7"/>
            <text:p text:style-name="P9">colcon build</text:p>
          </table:table-cell>
          <table:table-cell table:style-name="Table1.A2" office:value-type="string">
            <text:p text:style-name="P20">To delete the old build, install and log directories and then build the workspace newly to resolve som<text:span text:style-name="T6">e</text:span> unusual build errors</text:p>
          </table:table-cell>
        </table:table-row>
        <table:table-row>
          <table:table-cell table:style-name="Table1.A2" table:number-columns-spanned="2" office:value-type="string">
            <text:p text:style-name="P28"><text:span text:style-name="T8">Installing </text:span>Package<text:span text:style-name="T8">s</text:span></text:p>
          </table:table-cell>
          <table:covered-table-cell/>
        </table:table-row>
        <table:table-row>
          <table:table-cell table:style-name="Table1.A5" office:value-type="string">
            <text:p text:style-name="P14"><text:span text:style-name="T14">r</text:span>os2 pkg prefix &lt;pkg_name&gt;</text:p>
          </table:table-cell>
          <table:table-cell table:style-name="Table1.A2" office:value-type="string">
            <text:p text:style-name="P20">This is a helpful command to troubleshoot problems with a ROS workspace. If this command can’t find <text:span text:style-name="T13">the</text:span> package, other <text:span text:style-name="T13">ros </text:span>nodes can’t <text:soft-page-break/><text:span text:style-name="T16">find</text:span> either.</text:p>
          </table:table-cell>
        </table:table-row>
        <table:table-row>
          <table:table-cell table:style-name="Table1.A2" table:number-columns-spanned="2" office:value-type="string">
            <text:p text:style-name="P29">Package<text:span text:style-name="T8">s </text:span><text:span text:style-name="T14">and Nodes</text:span></text:p>
            <text:p text:style-name="P31">The basis of ROS communication is that multiple executables called <text:span text:style-name="T15">nodes</text:span> are running in an environment and communicating with each other in various ways. These nodes exist within a structure called a <text:span text:style-name="T15">package</text:span>.</text:p>
            <text:p text:style-name="P31">Package creation in ROS 2 uses <text:span text:style-name="T15">ament</text:span> as its <text:span text:style-name="T15">build system</text:span> and <text:span text:style-name="T15">colcon</text:span> as its <text:span text:style-name="T15">build tool</text:span>.</text:p>
            <text:p text:style-name="P32">The contents of a <text:span text:style-name="T15">CMake </text:span>packages are as follows,</text:p>
            <text:list xml:id="list3539113856" text:style-name="L1">
              <text:list-item>
                <text:p text:style-name="P33"><text:span text:style-name="T15">CMakeLists.txt</text:span> file that describes how to build the code within the package</text:p>
              </text:list-item>
              <text:list-item>
                <text:p text:style-name="P33"><text:span text:style-name="T15">include/&lt;package_name&gt;</text:span> directory containing the public headers for the package</text:p>
              </text:list-item>
              <text:list-item>
                <text:p text:style-name="P33"><text:span text:style-name="T15">package.xml</text:span> file containing meta information about the package</text:p>
              </text:list-item>
              <text:list-item>
                <text:p text:style-name="P33"><text:span text:style-name="T15">src</text:span> directory containing the source code for the package</text:p>
              </text:list-item>
            </text:list>
            <text:p text:style-name="P32"/>
            <text:p text:style-name="P32"/>
          </table:table-cell>
          <table:covered-table-cell/>
        </table:table-row>
        <table:table-row>
          <table:table-cell table:style-name="Table1.A5" office:value-type="string">
            <text:p text:style-name="P4">cd ~/&lt;ws_name&gt;/src</text:p>
            <text:p text:style-name="P4"/>
            <text:p text:style-name="P16">ros2 pkg create &lt;package_name&gt; <text:span text:style-name="T17">\</text:span></text:p>
            <text:p text:style-name="P15">--build-type ament_cmake <text:span text:style-name="T17">\</text:span></text:p>
            <text:p text:style-name="P15">--license Apache-2.0 <text:span text:style-name="T17">\</text:span></text:p>
            <text:p text:style-name="P15">--<text:span text:style-name="T17">dependencies rclcpp</text:span></text:p>
            <text:p text:style-name="P15"/>
            <text:p text:style-name="P4">cd ~/&lt;ws_name&gt;</text:p>
            <text:p text:style-name="P4"/>
            <text:p text:style-name="P4">colcon build</text:p>
          </table:table-cell>
          <table:table-cell table:style-name="Table1.A2" office:value-type="string">
            <text:p text:style-name="P19">To create a package and build it</text:p>
            <text:p text:style-name="Table_20_Contents"><text:span text:style-name="Default_20_Paragraph_20_Font"><text:span text:style-name="T1">C++ pkg: <text:s/></text:span></text:span><text:span text:style-name="Default_20_Paragraph_20_Font"><text:span text:style-name="T2">ament_cmake</text:span></text:span></text:p>
            <text:p text:style-name="Table_20_Contents"><text:span text:style-name="Default_20_Paragraph_20_Font"><text:span text:style-name="T1">Python pkg: <text:s/></text:span></text:span><text:span text:style-name="Default_20_Paragraph_20_Font"><text:span text:style-name="T2">ament_python</text:span></text:span></text:p>
            <text:p text:style-name="P34"><text:span text:style-name="Default_20_Paragraph_20_Font"><text:span text:style-name="T20">Various options like build-type, license, dependencies can be given either directly in the command line or added in the</text:span></text:span><text:span text:style-name="Default_20_Paragraph_20_Font"><text:span text:style-name="T18"> package.xml</text:span></text:span><text:span text:style-name="Default_20_Paragraph_20_Font"><text:span text:style-name="T20"> file.</text:span></text:span><text:span text:style-name="Default_20_Paragraph_20_Font"><text:span text:style-name="T18"> </text:span></text:span></text:p>
            <text:p text:style-name="P35"><text:span text:style-name="Default_20_Paragraph_20_Font"><text:span text:style-name="T21">The package should be created inside the </text:span></text:span><text:span text:style-name="Default_20_Paragraph_20_Font"><text:span text:style-name="T19">src</text:span></text:span><text:span text:style-name="Default_20_Paragraph_20_Font"><text:span text:style-name="T21"> folder present inside the root of the workspace</text:span></text:span></text:p>
          </table:table-cell>
        </table:table-row>
        <table:table-row>
          <table:table-cell table:style-name="Table1.A5" office:value-type="string">
            <text:p text:style-name="P4">. install/setup.bash</text:p>
          </table:table-cell>
          <table:table-cell table:style-name="Table1.A2" office:value-type="string">
            <text:p text:style-name="P19">To source the setup.bash file <text:span text:style-name="T6">present inside the ‘install’ folder</text:span>. This should be done to make the current terminal and ROS2 to know about the existence o<text:span text:style-name="T7">f</text:span> the workspace we created.</text:p>
          </table:table-cell>
        </table:table-row>
        <table:table-row>
          <table:table-cell table:style-name="Table1.A5" office:value-type="string">
            <text:p text:style-name="P14"/>
          </table:table-cell>
          <table:table-cell table:style-name="Table1.A2" office:value-type="string">
            <text:p text:style-name="P20"/>
          </table:table-cell>
        </table:table-row>
        <table:table-row>
          <table:table-cell table:style-name="Table1.A5" office:value-type="string">
            <text:p text:style-name="P14"/>
          </table:table-cell>
          <table:table-cell table:style-name="Table1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Gillsans" svg:font-family="Gillsans" style:font-family-generic="swiss"/>
    <style:font-face style:name="Lato" svg:font-family="Lato, proxima-nova, 'Helvetica Neue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Courier, monospac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Normal_20__28_Web_29_" style:display-name="Normal (Web)" style:family="paragraph" style:parent-style-name="Normal">
      <style:paragraph-properties fo:margin-top="0.0693in" fo:margin-bottom="0.1in" style:contextual-spacing="false" fo:line-height="115%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12-25T17:24:00Z</meta:creation-date>
    <dc:date>2024-04-04T20:02:11.385843897</dc:date>
    <meta:editing-cycles>42</meta:editing-cycles>
    <meta:editing-duration>PT3H25M13S</meta:editing-duration>
    <meta:document-statistic meta:table-count="1" meta:image-count="0" meta:object-count="0" meta:page-count="2" meta:paragraph-count="72" meta:word-count="474" meta:character-count="3148" meta:non-whitespace-character-count="2750"/>
    <meta:template xlink:type="simple" xlink:actuate="onRequest" xlink:title="" xlink:href="Normal"/>
  </office:meta>
</office:document-meta>
</file>